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17cm" fo:min-width="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cm" svg:height="6.5cm" svg:x="1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3T11:41:23.292000000</meta:creation-date>
    <dc:date>2022-06-03T11:41:54.441000000</dc:date>
    <meta:editing-duration>PT33S</meta:editing-duration>
    <meta:editing-cycles>1</meta:editing-cycles>
    <meta:document-statistic meta:object-count="24"/>
    <meta:generator>LibreOfficeDev/7.4.0.0.alpha1$Windows_X86_64 LibreOffice_project/2de53e222fa9126422ff69dde3c585349958d494</meta:generator>
  </office:meta>
</office:document-meta>
</file>